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, 'Times New Roman'" style:font-family-generic="roman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6.80000019073486pt" style:language-asian="zxx" style:country-asian="none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 style:data-style-name="N119"/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/>
          <table:table-cell table:formula="of:=INTERCEPT([.B1:.B5];[.A1:.A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/>
          <table:table-cell table:style-name="ce2" table:formula="of:=INTERCEPT([.B7:.B9];[.A7:.A9])" office:value-type="float" office:value="32.2622950819672">
            <text:p>32.2622951</text:p>
          </table:table-cell>
          <table:table-cell/>
          <table:table-cell table:style-name="ce4" table:formula="of:=-[.D7]/[.D9]" office:value-type="float" office:value="1.81148748159057">
            <text:p>1.811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/>
          <table:table-cell table:style-name="ce3" table:formula="of:=(10-[.D7])/1.25" office:value-type="float" office:value="-17.8098360655738">
            <text:p>-17.809836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, 'Times New Roman'" style:font-family-generic="roman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12:5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1T12:16:01</meta:creation-date>
    <dc:date>2009-12-11T12:45:21</dc:date>
    <meta:editing-duration>PT00H17M43S</meta:editing-duration>
    <meta:editing-cycles>3</meta:editing-cycles>
    <meta:generator>OpenOffice.org/3.0$Linux OpenOffice.org_project/300m15$Build-9379</meta:generator>
    <meta:document-statistic meta:table-count="3" meta:cell-count="20" meta:object-count="0"/>
  </office:meta>
</office:document-meta>
</file>